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 Raw</text:p>
          </table:table-cell>
          <table:table-cell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 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" office:value-type="float" office:value="0.842777777777778" calcext:value-type="float">
            <text:p>0.8427777778</text:p>
          </table:table-cell>
          <table:table-cell office:value-type="string" calcext:value-type="string">
            <text:p>Springer (20544908)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" office:value-type="float" office:value="0.757336111111111" calcext:value-type="float">
            <text:p>0.7573361111</text:p>
          </table:table-cell>
          <table:table-cell office:value-type="string" calcext:value-type="string">
            <text:p>Condon (20514528)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" office:value-type="float" office:value="0.843888888888889" calcext:value-type="float">
            <text:p>0.8438888889</text:p>
          </table:table-cell>
          <table:table-cell office:value-type="string" calcext:value-type="string">
            <text:p>Palacio (20495983)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" office:value-type="float" office:value="0.872861111111111" calcext:value-type="float">
            <text:p>0.8728611111</text:p>
          </table:table-cell>
          <table:table-cell office:value-type="string" calcext:value-type="string">
            <text:p>Oaker (20495983)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" office:value-type="float" office:value="0.877181111111111" calcext:value-type="float">
            <text:p>0.8771811111</text:p>
          </table:table-cell>
          <table:table-cell office:value-type="string" calcext:value-type="string">
            <text:p>Perez (20485992)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" office:value-type="float" office:value="0.886041111111111" calcext:value-type="float">
            <text:p>0.8860411111</text:p>
          </table:table-cell>
          <table:table-cell office:value-type="string" calcext:value-type="string">
            <text:p>Castillo (20497026)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0?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" office:value-type="float" office:value="0.877138888888889" calcext:value-type="float">
            <text:p>0.8771388889</text:p>
          </table:table-cell>
          <table:table-cell office:value-type="string" calcext:value-type="string">
            <text:p>Washington (20504641)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" office:value-type="float" office:value="0.738653333333333" calcext:value-type="float">
            <text:p>0.7386533333</text:p>
          </table:table-cell>
          <table:table-cell office:value-type="string" calcext:value-type="string">
            <text:p>Telles (20590968)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" office:value-type="float" office:value="0.870292222222222" calcext:value-type="float">
            <text:p>0.8702922222</text:p>
          </table:table-cell>
          <table:table-cell office:value-type="string" calcext:value-type="string">
            <text:p>Mulrooney (20539107)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" office:value-type="float" office:value="0.772375555555556" calcext:value-type="float">
            <text:p>0.7723755556</text:p>
          </table:table-cell>
          <table:table-cell office:value-type="string" calcext:value-type="string">
            <text:p>Wertz (20470351)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" office:value-type="float" office:value="0.842888888888889" calcext:value-type="float">
            <text:p>0.8428888889</text:p>
          </table:table-cell>
          <table:table-cell office:value-type="string" calcext:value-type="string">
            <text:p>Gabela (20487067)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" office:value-type="float" office:value="0.811361111111111" calcext:value-type="float">
            <text:p>0.8113611111</text:p>
          </table:table-cell>
          <table:table-cell office:value-type="string" calcext:value-type="string">
            <text:p>Leon (20545073)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1.33/20" office:value-type="float" office:value="0.5665" calcext:value-type="float">
            <text:p>0.5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" office:value-type="float" office:value="0.784641666666667" calcext:value-type="float">
            <text:p>0.7846416667</text:p>
          </table:table-cell>
          <table:table-cell office:value-type="string" calcext:value-type="string">
            <text:p>Choe (20580881)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.2/20" office:value-type="float" office:value="0.51" calcext:value-type="float">
            <text:p>0.5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" office:value-type="float" office:value="0.733485555555556" calcext:value-type="float">
            <text:p>0.7334855556</text:p>
          </table:table-cell>
          <table:table-cell office:value-type="string" calcext:value-type="string">
            <text:p>Castanos (20480929)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" office:value-type="float" office:value="0.868847777777778" calcext:value-type="float">
            <text:p>0.8688477778</text:p>
          </table:table-cell>
          <table:table-cell office:value-type="string" calcext:value-type="string">
            <text:p>Agajanian (20483558)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" office:value-type="float" office:value="0.720333333333333" calcext:value-type="float">
            <text:p>0.7203333333</text:p>
          </table:table-cell>
          <table:table-cell office:value-type="string" calcext:value-type="string">
            <text:p>Ramos (20441197)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" office:value-type="float" office:value="0.729431111111111" calcext:value-type="float">
            <text:p>0.7294311111</text:p>
          </table:table-cell>
          <table:table-cell office:value-type="string" calcext:value-type="string">
            <text:p>Littaua (20501122)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" office:value-type="float" office:value="0.950583333333333" calcext:value-type="float">
            <text:p>0.9505833333</text:p>
          </table:table-cell>
          <table:table-cell office:value-type="string" calcext:value-type="string">
            <text:p>Van Butselaar (20604706)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8.33/20" office:value-type="float" office:value="0.4165" calcext:value-type="float">
            <text:p>0.41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" office:value-type="float" office:value="0.577197222222222" calcext:value-type="float">
            <text:p>0.5771972222</text:p>
          </table:table-cell>
          <table:table-cell office:value-type="string" calcext:value-type="string">
            <text:p>Ordonez (20482967)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1.8/20" office:value-type="float" office:value="0.59" calcext:value-type="float">
            <text:p>0.59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" office:value-type="float" office:value="0.76691664" calcext:value-type="float">
            <text:p>0.76691664</text:p>
          </table:table-cell>
          <table:table-cell office:value-type="string" calcext:value-type="string">
            <text:p>Hernandez (20541553)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20" office:value-type="float" office:value="0.325" calcext:value-type="float">
            <text:p>0.3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" office:value-type="float" office:value="0.570972222222222" calcext:value-type="float">
            <text:p>0.5709722222</text:p>
          </table:table-cell>
          <table:table-cell office:value-type="string" calcext:value-type="string">
            <text:p>Tong (20486104)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5/20"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" office:value-type="float" office:value="0.780957777777778" calcext:value-type="float">
            <text:p>0.7809577778</text:p>
          </table:table-cell>
          <table:table-cell office:value-type="string" calcext:value-type="string">
            <text:p>Moore (20545106)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8.2/20" office:value-type="float" office:value="0.91" calcext:value-type="float">
            <text:p>0.9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" office:value-type="float" office:value="0.953777777777778" calcext:value-type="float">
            <text:p>0.9537777778</text:p>
          </table:table-cell>
          <table:table-cell office:value-type="string" calcext:value-type="string">
            <text:p>Willrich (20519831)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" office:value-type="float" office:value="0.921688444444444" calcext:value-type="float">
            <text:p>0.9216884444</text:p>
          </table:table-cell>
          <table:table-cell office:value-type="string" calcext:value-type="string">
            <text:p>Mai (20570758)</text:p>
          </table:table-cell>
          <table:table-cell office:value-type="float" office:value="92" calcext:value-type="float">
            <text:p>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4:53:15.014709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3T15:00:43.507216338</dc:date>
    <meta:editing-duration>PT9H57M32S</meta:editing-duration>
    <meta:editing-cycles>123</meta:editing-cycles>
    <meta:generator>LibreOffice/5.1.6.2$Linux_X86_64 LibreOffice_project/10m0$Build-2</meta:generator>
    <meta:document-statistic meta:table-count="1" meta:cell-count="857" meta:object-count="0"/>
  </office:meta>
</office:document-meta>
</file>